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937in" svg:y="0in">
            <draw:object draw:notify-on-update-of-ranges="Sheet1.B7:Sheet1.B9 Sheet1.C6:Sheet1.C6 Sheet1.C7:Sheet1.C9 Sheet1.D6:Sheet1.D6 Sheet1.D7:Sheet1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028in" svg:y="4.3524in">
            <draw:object draw:notify-on-update-of-ranges="Sheet1.B11:Sheet1.B13 Sheet1.C10:Sheet1.C10 Sheet1.C11:Sheet1.C13 Sheet1.D10:Sheet1.D10 Sheet1.D11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7626in" svg:y="5.4965in">
            <draw:object draw:notify-on-update-of-ranges="Sheet1.B15:Sheet1.B17 Sheet1.C14:Sheet1.C14 Sheet1.C15:Sheet1.C17 Sheet1.D14:Sheet1.D14 Sheet1.D15:Sheet1.D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8579in" svg:y="2.8626in">
            <draw:object draw:notify-on-update-of-ranges="Sheet1.B19:Sheet1.B21 Sheet1.C18:Sheet1.C18 Sheet1.C19:Sheet1.C21 Sheet1.D18:Sheet1.D18 Sheet1.D19:Sheet1.D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.5374in" svg:y="5.9898in">
            <draw:object draw:notify-on-update-of-ranges="Sheet1.B24:Sheet1.B26 Sheet1.C23:Sheet1.C23 Sheet1.C24:Sheet1.C26 Sheet1.D23:Sheet1.D23 Sheet1.D24:Sheet1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4213in" svg:y="8.6134in">
            <draw:object draw:notify-on-update-of-ranges="Sheet1.C27:Sheet1.D27 Sheet1.B28:Sheet1.B28 Sheet1.C28:Sheet1.D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7]+[.C8]+[.C9]+[.C11]+[.C12]+[.C13]+[.C15]+[.C16]+[.C17]+[.C19]+[.C20]+[.C21]+[.C24]+[.C25]+[.C26]" office:value-type="float" office:value="83" calcext:value-type="float">
            <text:p>83</text:p>
          </table:table-cell>
          <table:table-cell table:formula="of:=[.D7]+[.D8]+[.D9]+[.D11]+[.D12]+[.D13]+[.D15]+[.D16]+[.D17]+[.D19]+[.D20]+[.D21]+[.D24]+[.D25]+[.D26]"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9:57:46.084558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0:19:16.255962168</meta:creation-date>
    <dc:date>2014-10-02T10:07:56.190334240</dc:date>
    <meta:editing-duration>PT12M</meta:editing-duration>
    <meta:editing-cycles>2</meta:editing-cycles>
    <meta:generator>LibreOffice/4.3.2.2.0$Linux_x86 LibreOffice_project/430m0$Build-2</meta:generator>
    <meta:document-statistic meta:table-count="1" meta:cell-count="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5cm" chart:style-name="ch2">
          <text:p>INT1</text:p>
        </chart:title>
        <chart:legend chart:legend-position="end" svg:x="13.789cm" svg:y="3.899cm" style:legend-expansion="high" chart:style-name="ch3"/>
        <chart:plot-area chart:style-name="ch4" table:cell-range-address="Sheet1.B7:Sheet1.D9 Sheet1.C6:Sheet1.D6" chart:data-source-has-labels="both" svg:x="1.385cm" svg:y="1.354cm" svg:width="12.085cm" svg:height="7.466cm">
          <chartooo:coordinate-region svg:x="2.006cm" svg:y="1.581cm" svg:width="11.464cm" svg:height="6.539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7:Sheet1.C9" chart:label-cell-address="Sheet1.C6:Sheet1.C6" chart:class="chart:bar">
            <chart:data-point chart:repeated="3"/>
          </chart:series>
          <chart:series chart:style-name="ch10" chart:values-cell-range-address="Sheet1.D7:Sheet1.D9" chart:label-cell-address="Sheet1.D6:Sheet1.D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6:Sheet1.C6</svg:desc>
                </draw:g>
              </table:table-cell>
              <table:table-cell office:value-type="string">
                <text:p>Real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7:Sheet1.B9</svg:desc>
                </draw:g>
              </table:table-cell>
              <table:table-cell office:value-type="float" office:value="4">
                <text:p>4</text:p>
                <draw:g>
                  <svg:desc>Sheet1.C7:Sheet1.C9</svg:desc>
                </draw:g>
              </table:table-cell>
              <table:table-cell office:value-type="float" office:value="6">
                <text:p>6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5cm" chart:style-name="ch2">
          <text:p>INT2</text:p>
        </chart:title>
        <chart:legend chart:legend-position="end" svg:x="13.789cm" svg:y="3.899cm" style:legend-expansion="high" chart:style-name="ch3"/>
        <chart:plot-area chart:style-name="ch4" table:cell-range-address="Sheet1.B11:Sheet1.D13 Sheet1.C10:Sheet1.D10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11:Sheet1.B13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1:Sheet1.C13" chart:label-cell-address="Sheet1.C10:Sheet1.C10" chart:class="chart:bar">
            <chart:data-point chart:repeated="3"/>
          </chart:series>
          <chart:series chart:style-name="ch10" chart:values-cell-range-address="Sheet1.D11:Sheet1.D13" chart:label-cell-address="Sheet1.D10:Sheet1.D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0:Sheet1.C10</svg:desc>
                </draw:g>
              </table:table-cell>
              <table:table-cell office:value-type="string">
                <text:p>Real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1:Sheet1.B13</svg:desc>
                </draw:g>
              </table:table-cell>
              <table:table-cell office:value-type="float" office:value="2">
                <text:p>2</text:p>
                <draw:g>
                  <svg:desc>Sheet1.C11:Sheet1.C13</svg:desc>
                </draw:g>
              </table:table-cell>
              <table:table-cell office:value-type="float" office:value="3">
                <text:p>3</text:p>
                <draw:g>
                  <svg:desc>Sheet1.D11:Sheet1.D13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5cm" chart:style-name="ch2">
          <text:p>INT10</text:p>
        </chart:title>
        <chart:legend chart:legend-position="end" svg:x="13.789cm" svg:y="3.899cm" style:legend-expansion="high" chart:style-name="ch3"/>
        <chart:plot-area chart:style-name="ch4" table:cell-range-address="Sheet1.B15:Sheet1.D17 Sheet1.C14:Sheet1.D14" chart:data-source-has-labels="both" svg:x="1.385cm" svg:y="1.354cm" svg:width="12.085cm" svg:height="7.466cm">
          <chartooo:coordinate-region svg:x="2.006cm" svg:y="1.581cm" svg:width="11.464cm" svg:height="6.539cm"/>
          <chart:axis chart:dimension="x" chart:name="primary-x" chart:style-name="ch5" chartooo:axis-type="auto">
            <chartooo:date-scale/>
            <chart:categories table:cell-range-address="Sheet1.B15:Sheet1.B17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5:Sheet1.C17" chart:label-cell-address="Sheet1.C14:Sheet1.C14" chart:class="chart:bar">
            <chart:data-point chart:repeated="3"/>
          </chart:series>
          <chart:series chart:style-name="ch10" chart:values-cell-range-address="Sheet1.D15:Sheet1.D17" chart:label-cell-address="Sheet1.D14:Sheet1.D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4:Sheet1.C14</svg:desc>
                </draw:g>
              </table:table-cell>
              <table:table-cell office:value-type="string">
                <text:p>Real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5:Sheet1.B17</svg:desc>
                </draw:g>
              </table:table-cell>
              <table:table-cell office:value-type="float" office:value="4">
                <text:p>4</text:p>
                <draw:g>
                  <svg:desc>Sheet1.C15:Sheet1.C17</svg:desc>
                </draw:g>
              </table:table-cell>
              <table:table-cell office:value-type="float" office:value="7">
                <text:p>7</text:p>
                <draw:g>
                  <svg:desc>Sheet1.D15:Sheet1.D17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5cm" chart:style-name="ch2">
          <text:p>INT12</text:p>
        </chart:title>
        <chart:legend chart:legend-position="end" svg:x="13.789cm" svg:y="3.899cm" style:legend-expansion="high" chart:style-name="ch3"/>
        <chart:plot-area chart:style-name="ch4" table:cell-range-address="Sheet1.B19:Sheet1.D21 Sheet1.C18:Sheet1.D18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19:Sheet1.B21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9:Sheet1.C21" chart:label-cell-address="Sheet1.C18:Sheet1.C18" chart:class="chart:bar">
            <chart:data-point chart:repeated="3"/>
          </chart:series>
          <chart:series chart:style-name="ch10" chart:values-cell-range-address="Sheet1.D19:Sheet1.D21" chart:label-cell-address="Sheet1.D18:Sheet1.D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8:Sheet1.C18</svg:desc>
                </draw:g>
              </table:table-cell>
              <table:table-cell office:value-type="string">
                <text:p>Real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9:Sheet1.B21</svg:desc>
                </draw:g>
              </table:table-cell>
              <table:table-cell office:value-type="float" office:value="2">
                <text:p>2</text:p>
                <draw:g>
                  <svg:desc>Sheet1.C19:Sheet1.C21</svg:desc>
                </draw:g>
              </table:table-cell>
              <table:table-cell office:value-type="float" office:value="2">
                <text:p>2</text:p>
                <draw:g>
                  <svg:desc>Sheet1.D19:Sheet1.D21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61cm" svg:y="0.315cm" chart:style-name="ch2">
          <text:p>GAL2</text:p>
        </chart:title>
        <chart:legend chart:legend-position="end" svg:x="13.789cm" svg:y="3.899cm" style:legend-expansion="high" chart:style-name="ch3"/>
        <chart:plot-area chart:style-name="ch4" table:cell-range-address="Sheet1.B24:Sheet1.D26 Sheet1.C23:Sheet1.D23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24:Sheet1.B26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24:Sheet1.C26" chart:label-cell-address="Sheet1.C23:Sheet1.C23" chart:class="chart:bar">
            <chart:data-point chart:repeated="3"/>
          </chart:series>
          <chart:series chart:style-name="ch10" chart:values-cell-range-address="Sheet1.D24:Sheet1.D26" chart:label-cell-address="Sheet1.D23:Sheet1.D2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23:Sheet1.C23</svg:desc>
                </draw:g>
              </table:table-cell>
              <table:table-cell office:value-type="string">
                <text:p>Real</text:p>
                <draw:g>
                  <svg:desc>Sheet1.D23:Sheet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24:Sheet1.B26</svg:desc>
                </draw:g>
              </table:table-cell>
              <table:table-cell office:value-type="float" office:value="2">
                <text:p>2</text:p>
                <draw:g>
                  <svg:desc>Sheet1.C24:Sheet1.C26</svg:desc>
                </draw:g>
              </table:table-cell>
              <table:table-cell office:value-type="float" office:value="5">
                <text:p>5</text:p>
                <draw:g>
                  <svg:desc>Sheet1.D24:Sheet1.D26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9cm" svg:y="0.315cm" chart:style-name="ch2">
          <text:p>Sprint completo</text:p>
        </chart:title>
        <chart:legend chart:legend-position="end" svg:x="14.477cm" svg:y="4.174cm" style:legend-expansion="high" chart:style-name="ch3"/>
        <chart:plot-area chart:style-name="ch4" table:cell-range-address="Sheet1.C27:Sheet1.D28 Sheet1.B28:Sheet1.B28" chart:data-source-has-labels="both" svg:x="1.385cm" svg:y="1.354cm" svg:width="12.773cm" svg:height="7.466cm">
          <chartooo:coordinate-region svg:x="2.192cm" svg:y="1.58cm" svg:width="11.966cm" svg:height="6.54cm"/>
          <chart:axis chart:dimension="x" chart:name="primary-x" chart:style-name="ch5" chartooo:axis-type="auto">
            <chartooo:date-scale/>
            <chart:categories table:cell-range-address="Sheet1.C27:Sheet1.D27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28:Sheet1.D28" chart:label-cell-address="Sheet1.B28:Sheet1.B2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27:Sheet1.D27</svg:desc>
                </draw:g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1.B28:Sheet1.B28</svg:desc>
                </draw:g>
              </table:table-cell>
              <table:table-cell office:value-type="float" office:value="83">
                <text:p>83</text:p>
                <draw:g>
                  <svg:desc>Sheet1.C28:Sheet1.D28</svg:desc>
                </draw:g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